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_20_Cont">
      <style:text-properties fo:font-weight="bold" style:font-weight-asian="bold" style:font-weight-complex="bold"/>
    </style:style>
    <style:style style:name="P2" style:family="paragraph" style:parent-style-name="Code">
      <style:text-properties style:font-name="Times New Roman"/>
    </style:style>
    <style:style style:name="P3" style:family="paragraph" style:parent-style-name="Body_20_Text">
      <style:text-properties fo:font-weight="bold" style:font-weight-asian="bold" style:font-weight-complex="bold"/>
    </style:style>
    <style:style style:name="P4" style:family="paragraph" style:parent-style-name="Body_20_Text_20_First">
      <style:text-properties fo:font-weight="normal" style:font-weight-asian="normal" style:font-weight-complex="normal"/>
    </style:style>
    <style:style style:name="P5" style:family="paragraph" style:parent-style-name="Chapter_20_Number" style:master-page-name="Standard">
      <style:paragraph-properties style:page-number="auto"/>
    </style:style>
    <style:style style:name="P6" style:family="paragraph" style:parent-style-name="Body_20_Text_20_Cont">
      <style:text-properties fo:font-weight="bold" style:font-weight-asian="bold" style:font-weight-complex="bold"/>
    </style:style>
    <style:style style:name="P7" style:family="paragraph" style:parent-style-name="Code_20_First">
      <style:text-properties fo:font-weight="normal" style:font-weight-asian="normal" style:font-weight-complex="normal"/>
    </style:style>
    <style:style style:name="P8" style:family="paragraph" style:parent-style-name="Code_20_Last">
      <style:text-properties fo:font-weight="normal" style:font-weight-asian="normal" style:font-weight-complex="normal"/>
    </style:style>
    <style:style style:name="P9" style:family="paragraph" style:parent-style-name="Code">
      <style:text-properties fo:font-weight="normal" style:font-weight-asian="normal" style:font-weight-complex="normal"/>
    </style:style>
    <style:style style:name="P10" style:family="paragraph" style:parent-style-name="Code">
      <style:text-properties style:font-name="Times New Roman"/>
    </style:style>
    <style:style style:name="T1" style:family="text"/>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number:number-style style:name="N0">
      <number:number number:min-integer-digits="1"/>
    </number:number-style>
  </office:automatic-styles>
  <office:body>
    <office:text text:use-soft-page-breaks="true">
      <office:forms form:automatic-focus="false" form:apply-design-mode="false"/>
      <text:tracked-changes>
        <text:changed-region text:id="ct140376792">
          <text:insertion>
            <office:change-info>
              <dc:creator>Ray Lischner</dc:creator>
              <dc:date>2008-09-12T22:55:00</dc:date>
            </office:change-info>
          </text:insertion>
        </text:changed-region>
        <text:changed-region text:id="ct140875560">
          <text:deletion>
            <office:change-info>
              <dc:creator>Ray Lischner</dc:creator>
              <dc:date>2008-09-12T22:55:00</dc:date>
            </office:change-info>
            <text:p text:style-name="Body_20_Text_20_First">provide a specific value for each template argument</text:p>
          </text:deletion>
        </text:changed-region>
        <text:changed-region text:id="ct140378624">
          <text:insertion>
            <office:change-info>
              <dc:creator>Ray Lischner</dc:creator>
              <dc:date>2008-09-12T22:56:00</dc:date>
            </office:change-info>
          </text:insertion>
        </text:changed-region>
        <text:changed-region text:id="ct140046832">
          <text:deletion>
            <office:change-info>
              <dc:creator>Ray Lischner</dc:creator>
              <dc:date>2008-09-12T22:56:00</dc:date>
            </office:change-info>
            <text:p text:style-name="Body_20_Text_20_First">specialize </text:p>
          </text:deletion>
        </text:changed-region>
        <text:changed-region text:id="ct140046928">
          <text:insertion>
            <office:change-info>
              <dc:creator>Ray Lischner</dc:creator>
              <dc:date>2008-09-12T22:56:00</dc:date>
            </office:change-info>
          </text:insertion>
        </text:changed-region>
        <text:changed-region text:id="ct140378008">
          <text:insertion>
            <office:change-info>
              <dc:creator>Ray Lischner</dc:creator>
              <dc:date>2008-09-12T22:56:00</dc:date>
            </office:change-info>
          </text:insertion>
        </text:changed-region>
        <text:changed-region text:id="ct140376888">
          <text:insertion>
            <office:change-info>
              <dc:creator>unknown</dc:creator>
              <dc:date>2008-09-07T20:02:00</dc:date>
            </office:change-info>
          </text:insertion>
        </text:changed-region>
        <text:changed-region text:id="ct140376648">
          <text:insertion>
            <office:change-info>
              <dc:creator>Ray Lischner</dc:creator>
              <dc:date>2008-09-13T16:30:00</dc:date>
            </office:change-info>
          </text:insertion>
        </text:changed-region>
        <text:changed-region text:id="ct140046352">
          <text:deletion>
            <office:change-info>
              <dc:creator>Ray Lischner</dc:creator>
              <dc:date>2008-09-12T22:59:00</dc:date>
            </office:change-info>
            <text:p text:style-name="Heading_20_1">Degenerate Sequence</text:p>
          </text:deletion>
        </text:changed-region>
        <text:changed-region text:id="ct140378104">
          <text:insertion>
            <office:change-info>
              <dc:creator>Ray Lischner</dc:creator>
              <dc:date>2008-09-12T23:00:00</dc:date>
            </office:change-info>
          </text:insertion>
        </text:changed-region>
        <text:changed-region text:id="ct140608080">
          <text:insertion>
            <office:change-info>
              <dc:creator>Ray Lischner</dc:creator>
              <dc:date>2008-09-13T16:30:00</dc:date>
            </office:change-info>
          </text:insertion>
        </text:changed-region>
        <text:changed-region text:id="ct140736480">
          <text:insertion>
            <office:change-info>
              <dc:creator>Ray Lischner</dc:creator>
              <dc:date>2008-09-13T16:31:00</dc:date>
            </office:change-info>
          </text:insertion>
        </text:changed-region>
        <text:changed-region text:id="ct140610912">
          <text:insertion>
            <office:change-info>
              <dc:creator>Ray Lischner</dc:creator>
              <dc:date>2008-09-13T16:32:00</dc:date>
            </office:change-info>
          </text:insertion>
        </text:changed-region>
        <text:changed-region text:id="ct140378720">
          <text:insertion>
            <office:change-info>
              <dc:creator>Ray Lischner</dc:creator>
              <dc:date>2008-09-13T16:33:00</dc:date>
            </office:change-info>
          </text:insertion>
        </text:changed-region>
        <text:changed-region text:id="ct140608624">
          <text:insertion>
            <office:change-info>
              <dc:creator>Ray Lischner</dc:creator>
              <dc:date>2008-09-13T16:34:00</dc:date>
            </office:change-info>
          </text:insertion>
        </text:changed-region>
        <text:changed-region text:id="ct140594808">
          <text:insertion>
            <office:change-info>
              <dc:creator>Ray Lischner</dc:creator>
              <dc:date>2008-09-13T16:35:00</dc:date>
            </office:change-info>
          </text:insertion>
        </text:changed-region>
        <text:changed-region text:id="ct140774432">
          <text:insertion>
            <office:change-info>
              <dc:creator>Ray Lischner</dc:creator>
              <dc:date>2008-09-13T16:36:00</dc:date>
            </office:change-info>
          </text:insertion>
        </text:changed-region>
        <text:changed-region text:id="ct140612616">
          <text:insertion>
            <office:change-info>
              <dc:creator>Ray Lischner</dc:creator>
              <dc:date>2008-09-13T16:37:00</dc:date>
            </office:change-info>
          </text:insertion>
        </text:changed-region>
        <text:changed-region text:id="ct140468440">
          <text:insertion>
            <office:change-info>
              <dc:creator>Ray Lischner</dc:creator>
              <dc:date>2008-09-13T16:39:00</dc:date>
            </office:change-info>
          </text:insertion>
        </text:changed-region>
        <text:changed-region text:id="ct140409208">
          <text:insertion>
            <office:change-info>
              <dc:creator>Ray Lischner</dc:creator>
              <dc:date>2008-09-13T16:40:00</dc:date>
            </office:change-info>
          </text:insertion>
        </text:changed-region>
        <text:changed-region text:id="ct140346096">
          <text:insertion>
            <office:change-info>
              <dc:creator>Ray Lischner</dc:creator>
              <dc:date>2008-09-13T16:41:00</dc:date>
            </office:change-info>
          </text:insertion>
        </text:changed-region>
        <text:changed-region text:id="ct140348048">
          <text:insertion>
            <office:change-info>
              <dc:creator>Ray Lischner</dc:creator>
              <dc:date>2008-09-13T16:43:00</dc:date>
            </office:change-info>
          </text:insertion>
        </text:changed-region>
        <text:changed-region text:id="ct140780168">
          <text:insertion>
            <office:change-info>
              <dc:creator>Ray Lischner</dc:creator>
              <dc:date>2008-09-13T16:42:00</dc:date>
            </office:change-info>
          </text:insertion>
        </text:changed-region>
        <text:changed-region text:id="ct140467632">
          <text:insertion>
            <office:change-info>
              <dc:creator>Ray Lischner</dc:creator>
              <dc:date>2008-09-13T16:43:00</dc:date>
            </office:change-info>
          </text:insertion>
        </text:changed-region>
        <text:changed-region text:id="ct140348360">
          <text:insertion>
            <office:change-info>
              <dc:creator>Ray Lischner</dc:creator>
              <dc:date>2008-09-13T16:44:00</dc:date>
            </office:change-info>
          </text:insertion>
        </text:changed-region>
        <text:changed-region text:id="ct140346288">
          <text:insertion>
            <office:change-info>
              <dc:creator>Ray Lischner</dc:creator>
              <dc:date>2008-09-13T16:45:00</dc:date>
            </office:change-info>
          </text:insertion>
        </text:changed-region>
        <text:changed-region text:id="ct140407496">
          <text:insertion>
            <office:change-info>
              <dc:creator>Ray Lischner</dc:creator>
              <dc:date>2008-09-13T16:46:00</dc:date>
            </office:change-info>
          </text:insertion>
        </text:changed-region>
        <text:changed-region text:id="ct140592688">
          <text:insertion>
            <office:change-info>
              <dc:creator>Ray Lischner</dc:creator>
              <dc:date>2008-09-13T16:47:00</dc:date>
            </office:change-info>
          </text:insertion>
        </text:changed-region>
        <text:changed-region text:id="ct142856592">
          <text:insertion>
            <office:change-info>
              <dc:creator>Ray Lischner</dc:creator>
              <dc:date>2008-09-14T09:16:00</dc:date>
            </office:change-info>
          </text:insertion>
        </text:changed-region>
        <text:changed-region text:id="ct143857400">
          <text:deletion>
            <office:change-info>
              <dc:creator>Ray Lischner</dc:creator>
              <dc:date>2008-09-14T09:16:00</dc:date>
            </office:change-info>
            <text:p text:style-name="Body_20_Text"/>
            <text:p text:style-name="Standard"/>
          </text:deletion>
        </text:changed-region>
        <text:changed-region text:id="ct140346440">
          <text:deletion>
            <office:change-info>
              <dc:creator>Ray Lischner</dc:creator>
              <dc:date>2008-09-12T23:00:00</dc:date>
            </office:change-info>
            <text:p text:style-name="Standard"><text:s/>“sequence” <text:hidden-text text:condition="ooow:comment == 1" text:string-value="reword this to something like 'Such a sequence " text:is-hidden="true">reword this to something like 'Such a sequence </text:hidden-text>returns the same value every time you call the function call operator. You decide to optimize this degenerate case by specializing <text:span text:style-name="Code_20_Inline">sequence</text:span>. Without further ado, Listing <text:variable-get text:name="chapter" office:value-type="float" style:data-style-name="N0">49</text:variable-get>-<text:reference-ref text:reference-format="text" text:ref-name="sequence_zero_step_code">3</text:reference-ref> shows how to specialize sequence for just this one case.</text:p>
            <text:p text:style-name="Code_20_Caption"><text:hidden-text text:condition="ooow:" text:string-value=".func" text:is-hidden="true"/>Listing <text:variable-get text:name="chapter" office:value-type="float" style:data-style-name="N0">49</text:variable-get>-<text:reference-mark-start text:name="sequence_zero_step_code"/><text:sequence text:ref-name="refText9" text:name="Text" text:formula="ooow:Text+1" style:num-format="1">3</text:sequence><text:reference-mark-end text:name="sequence_zero_step_code"/>. Specializing <text:span text:style-name="Code_20_Inline">sequence</text:span> when the step is zero</text:p>
            <text:p text:style-name="Code_20_First">// Insert Listing 48-10 here</text:p>
            <text:p text:style-name="Code"/>
            <text:p text:style-name="Code">template&lt;int Start&gt;</text:p>
            <text:p text:style-name="Code">class sequence&lt;int, Start, 0&gt;</text:p>
            <text:p text:style-name="Code">{</text:p>
            <text:p text:style-name="Code">public:</text:p>
            <text:p text:style-name="Code"><text:s text:c="2"/>typedef int value_type;</text:p>
            <text:p text:style-name="Code"><text:s text:c="2"/>int operator()() const { return Start; }</text:p>
            <text:p text:style-name="Code_20_Last">};</text:p>
            <text:p text:style-name="Body_20_Text_20_Cont">Use the <text:span text:style-name="Code_20_Inline">sequence</text:span> class template the same you always have. The only difference is that when you instantiate <text:span text:style-name="Code_20_Inline">sequence</text:span> with an <text:span text:style-name="Code_20_Inline">int</text:span> type, and the step is zero, the compiler uses your specialization, and for any other type or for any other value of the step argument, the compiler uses the primary template. Modify <text:span text:style-name="T2">sequence.hpp</text:span> to include the new specialization near the end of the file. Use the new header when compiling the sample program in Listing <text:variable-get text:name="chapter" office:value-type="float" style:data-style-name="N0">49</text:variable-get>-<text:reference-ref text:reference-format="text" text:ref-name="sequence_test_code">4</text:reference-ref>.</text:p>
            <text:p text:style-name="Code_20_Caption">Listing <text:variable-get text:name="chapter" office:value-type="float" style:data-style-name="N0">49</text:variable-get>-<text:reference-mark-start text:name="sequence_test_code"/><text:sequence text:ref-name="refText10" text:name="Text" text:formula="ooow:Text+1" style:num-format="1">4</text:sequence><text:reference-mark-end text:name="sequence_test_code"/>. Using the <text:span text:style-name="Code_20_Inline">sequence</text:span> template and specialization</text:p>
            <text:p text:style-name="Code_20_First">#include &lt;algorithm&gt;</text:p>
            <text:p text:style-name="Code">#include "data.hpp"</text:p>
            <text:p text:style-name="Code">#include "sequence.hpp"</text:p>
            <text:p text:style-name="Code"/>
            <text:p text:style-name="Code">int main()</text:p>
            <text:p text:style-name="Code">{</text:p>
            <text:p text:style-name="Code"><text:s text:c="2"/>using namespace std;</text:p>
            <text:p text:style-name="Code"><text:s text:c="2"/>intvector even(10);</text:p>
            <text:p text:style-name="Code"><text:s text:c="2"/>generate(even.begin(), even.end(), sequence&lt;int, 0, 2&gt;()); // use primary template</text:p>
            <text:p text:style-name="Code"><text:s text:c="2"/>intvector sixes(10);</text:p>
            <text:p text:style-name="Code"><text:s text:c="2"/>generate(sixes.begin(), sixes.end(), sequence&lt;int, 6, 0&gt;()); // use specialization</text:p>
            <text:p text:style-name="Code"><text:s text:c="2"/>write_data(even);</text:p>
            <text:p text:style-name="Code"><text:s text:c="2"/>write_data(sixes);</text:p>
            <text:p text:style-name="Code_20_Last">}</text:p>
            <text:p text:style-name="P1">Predict the output from the program:</text:p>
            <text:p text:style-name="Body_20_Text_20_First">~LLL</text:p>
            <text:p text:style-name="Body_20_Text_20_First">~LLL</text:p>
            <text:p text:style-name="Body_20_Text_20_Cont">Try it. <text:span text:style-name="T3">Were you correct?</text:span><text:span text:style-name="T4"> ~SSS The first use of sequence instantiates the primary template. The second use instantiates the new specialization. Thus, the actual output is:</text:span></text:p>
            <text:p text:style-name="Results_20_First">0 2 4 6 8 10 12 14 16 18</text:p>
            <text:p text:style-name="Results_20_Last">6 6 6 6 6 6 6 6 6 6</text:p>
            <text:p text:style-name="Body_20_Text_20_Cont">The next section discusses the syntax, semantics, and usage in detail.</text:p>
            <text:p text:style-name="Standard"/>
          </text:deletion>
        </text:changed-region>
        <text:changed-region text:id="ct140608960">
          <text:deletion>
            <office:change-info>
              <dc:creator>unknown</dc:creator>
              <dc:date>2008-09-07T20:02:00</dc:date>
            </office:change-info>
            <text:p text:style-name="Standard">The</text:p>
          </text:deletion>
        </text:changed-region>
        <text:changed-region text:id="ct140468720">
          <text:deletion>
            <office:change-info>
              <dc:creator>Ray Lischner</dc:creator>
              <dc:date>2008-09-12T23:00:00</dc:date>
            </office:change-info>
            <text:p text:style-name="Standard">Such aSuppose you have an application that has to fit in the smallest amount of memory you can manage. Suppose also that your application uses the <text:span text:style-name="Code_20_Inline">sequence</text:span> functors in many different places, in many different circumstances. Sometimes, you use degenerate sequences, for which the step is zero. That doesn’t mean you explicitly write <text:span text:style-name="Code_20_Inline">sequence&lt;int,</text:span> <text:span text:style-name="Code_20_Inline">0,</text:span> <text:span text:style-name="Code_20_Inline">0&gt;</text:span>, but you might use <text:span text:style-name="Code_20_Inline">sequence</text:span> inside another template. As a result of various template arguments, the step could end up being zero in certain circumstances.</text:p>
          </text:deletion>
        </text:changed-region>
        <text:changed-region text:id="ct142184664">
          <text:insertion>
            <office:change-info>
              <dc:creator>Ray Lischner</dc:creator>
              <dc:date>2008-09-14T09:16:00</dc:date>
            </office:change-info>
          </text:insertion>
        </text:changed-region>
        <text:changed-region text:id="ct143941720">
          <text:deletion>
            <office:change-info>
              <dc:creator>Ray Lischner</dc:creator>
              <dc:date>2008-09-12T23:00:00</dc:date>
            </office:change-info>
            <text:p text:style-name="Heading_20_1"/>
            <text:p text:style-name="Heading_20_1"/>
          </text:deletion>
        </text:changed-region>
        <text:changed-region text:id="ct140780376">
          <text:insertion>
            <office:change-info>
              <dc:creator>Ray Lischner</dc:creator>
              <dc:date>2008-09-13T16:49:00</dc:date>
            </office:change-info>
          </text:insertion>
        </text:changed-region>
        <text:changed-region text:id="ct140785552">
          <text:insertion>
            <office:change-info>
              <dc:creator>Ray Lischner</dc:creator>
              <dc:date>2008-09-13T17:08:00</dc:date>
            </office:change-info>
          </text:insertion>
        </text:changed-region>
        <text:changed-region text:id="ct140823848">
          <text:insertion>
            <office:change-info>
              <dc:creator>Ray Lischner</dc:creator>
              <dc:date>2008-09-13T16:50:00</dc:date>
            </office:change-info>
          </text:insertion>
        </text:changed-region>
        <text:changed-region text:id="ct140608176">
          <text:insertion>
            <office:change-info>
              <dc:creator>Ray Lischner</dc:creator>
              <dc:date>2008-09-13T16:51:00</dc:date>
            </office:change-info>
          </text:insertion>
        </text:changed-region>
        <text:changed-region text:id="ct140531232">
          <text:insertion>
            <office:change-info>
              <dc:creator>Ray Lischner</dc:creator>
              <dc:date>2008-09-13T16:52:00</dc:date>
            </office:change-info>
          </text:insertion>
        </text:changed-region>
        <text:changed-region text:id="ct140587664">
          <text:insertion>
            <office:change-info>
              <dc:creator>Ray Lischner</dc:creator>
              <dc:date>2008-09-13T16:53:00</dc:date>
            </office:change-info>
          </text:insertion>
        </text:changed-region>
        <text:changed-region text:id="ct140469056">
          <text:insertion>
            <office:change-info>
              <dc:creator>Ray Lischner</dc:creator>
              <dc:date>2008-09-13T16:54:00</dc:date>
            </office:change-info>
          </text:insertion>
        </text:changed-region>
        <text:changed-region text:id="ct140612984">
          <text:insertion>
            <office:change-info>
              <dc:creator>Ray Lischner</dc:creator>
              <dc:date>2008-09-13T16:55:00</dc:date>
            </office:change-info>
          </text:insertion>
        </text:changed-region>
        <text:changed-region text:id="ct140594904">
          <text:deletion>
            <office:change-info>
              <dc:creator>Ray Lischner</dc:creator>
              <dc:date>2008-09-13T16:55:00</dc:date>
            </office:change-info>
            <text:p text:style-name="Body_20_Text_20_Cont">template <text:hidden-text text:condition="ooow:comment == 1" text:string-value="and as I mentioned in the previous chapter this is not true. Some template techiques actually require that a, possibly partial, specialization be defined before the primary. I wonder if you are confusing the need for a pure declaration of the template with a definition of same. You seem to have ignored the use of declarations as opposed to definitions " text:is-hidden="true">and as I mentioned in the previous chapter this is not true. Some template techiques actually require that a, possibly partial, specialization be defined before the primary. I wonder if you are confusing the need for a pure declaration of the template with a definition of same. You seem to have ignored the use of declarations as opposed to definitions </text:hidden-text>and must precede the first use of the template with those arguments.</text:p>
          </text:deletion>
        </text:changed-region>
        <text:changed-region text:id="ct140080256">
          <text:deletion>
            <office:change-info>
              <dc:creator>unknown</dc:creator>
              <dc:date>2008-09-07T20:03:00</dc:date>
            </office:change-info>
            <text:p text:style-name="Body_20_Text_20_Cont">the primary </text:p>
          </text:deletion>
        </text:changed-region>
        <text:changed-region text:id="ct140079464">
          <text:deletion>
            <office:change-info>
              <dc:creator>Ray Lischner</dc:creator>
              <dc:date>2008-09-13T16:55:00</dc:date>
            </office:change-info>
            <text:p text:style-name="Body_20_Text_20_Cont">a declaration of the class <text:span text:style-name="T3">Define a partial specialization of the </text:span><text:span text:style-name="Code_20_Inline"><text:span text:style-name="T3">numrange</text:span></text:span><text:span text:style-name="T3"> class template, to optimize the degenerate case when the low and high limits are the same.</text:span><text:span text:style-name="T4"> The template header should have two parameters: the base type and the value. The specialization uses that value as the low and high arguments to the </text:span><text:span text:style-name="Code_20_Inline"><text:span text:style-name="T4">numrange</text:span></text:span><text:span text:style-name="T4"> template. See Listing </text:span><text:span text:style-name="T4"><text:variable-get text:name="chapter" office:value-type="float" style:data-style-name="N0">49</text:variable-get></text:span><text:span text:style-name="T4">-</text:span><text:span text:style-name="T4"><text:reference-ref text:reference-format="text" text:ref-name="numrange_single_value_code">7</text:reference-ref></text:span><text:span text:style-name="T4"> for my solution.</text:span></text:p>
            <text:p text:style-name="Code_20_Caption"><text:hidden-text text:condition="ooow:" text:string-value=".func" text:is-hidden="true"/>Listing <text:variable-get text:name="chapter" office:value-type="float" style:data-style-name="N0">49</text:variable-get>-<text:reference-mark-start text:name="numrange_single_value_code"/><text:sequence text:ref-name="refText11" text:name="Text" text:formula="ooow:Text+1" style:num-format="1">7</text:sequence><text:reference-mark-end text:name="numrange_single_value_code"/>. Partially specializing <text:span text:style-name="Code_20_Inline">numrange</text:span> for a single value</text:p>
            <text:p text:style-name="Code_20_First">// Insert Listing 48-6 here</text:p>
            <text:p text:style-name="Code"/>
            <text:p text:style-name="Code">template&lt;class T, T Value&gt;</text:p>
            <text:p text:style-name="Code">class numrange&lt;T, Value, Value&gt;</text:p>
            <text:p text:style-name="Code">{</text:p>
            <text:p text:style-name="Code"><text:s text:c="2"/>typedef T value_type;</text:p>
            <text:p text:style-name="Code"><text:s text:c="2"/>bool operator()(value_type <text:s/>value) const { return value == Value; }</text:p>
            <text:p text:style-name="Code_20_Last">};</text:p>
            <text:p text:style-name="Body_20_Text_20_Cont">As with full specializations, all partial specializations must follow </text:p>
          </text:deletion>
        </text:changed-region>
        <text:changed-region text:id="ct140346600">
          <text:insertion>
            <office:change-info>
              <dc:creator>Ray Lischner</dc:creator>
              <dc:date>2008-09-13T17:10:00</dc:date>
            </office:change-info>
          </text:insertion>
        </text:changed-region>
        <text:changed-region text:id="ct140468312">
          <text:insertion>
            <office:change-info>
              <dc:creator>Ray Lischner</dc:creator>
              <dc:date>2008-09-13T17:10:00</dc:date>
            </office:change-info>
          </text:insertion>
        </text:changed-region>
        <text:changed-region text:id="ct140591568">
          <text:deletion>
            <office:change-info>
              <dc:creator>Ray Lischner</dc:creator>
              <dc:date>2008-09-13T17:10:00</dc:date>
            </office:change-info>
            <text:p text:style-name="Body_20_Text_20_First">Instead, you can use overloading and define a brand new function template. For example, let’s keep working with the template form of <text:span text:style-name="Code_20_Inline">abs</text:span>. Suppose you want to specialize <text:span text:style-name="Code_20_Inline">abs</text:span> for the <text:span text:style-name="Code_20_Inline">rational</text:span> class template, to customize the function slightly and take advantage of your knowledge of the internal structure of a <text:span text:style-name="Code_20_Inline">rational</text:span> object. So, you need to specialize <text:span text:style-name="Code_20_Inline">abs</text:span> for the <text:span text:style-name="Code_20_Inline">rational</text:span> type, but still take a template argument for <text:span text:style-name="Code_20_Inline">rational</text:span>’s template. In other words, you need partial specialization, which C++ doesn’t permit. Instead, you overload <text:span text:style-name="Code_20_Inline">abs</text:span> with a brand new function template:</text:p>
            <text:p text:style-name="Code_20_First"><text:hidden-text text:condition="ooow:" text:string-value=".func" text:is-hidden="true"/>template&lt;class T&gt;</text:p>
            <text:p text:style-name="Code">rational&lt;T&gt; abs(rational&lt;T&gt; const&amp; r)</text:p>
            <text:p text:style-name="Code">{</text:p>
            <text:p text:style-name="Code"><text:s text:c="2"/>if (r.numerator() &lt; 0) // to avoid unnecessary multiplications in operator&lt;</text:p>
            <text:p text:style-name="Code"><text:s text:c="4"/>return -r;</text:p>
            <text:p text:style-name="Code"><text:s text:c="2"/>else</text:p>
            <text:p text:style-name="Code"><text:s text:c="4"/>return r;</text:p>
            <text:p text:style-name="Code_20_Last">}</text:p>
            <text:p text:style-name="Body_20_Text_20_Cont">When you call <text:span text:style-name="Code_20_Inline">abs</text:span>, pass it an argument in the usual way. If you pass an <text:span text:style-name="Code_20_Inline">int</text:span>, <text:span text:style-name="Code_20_Inline">double</text:span>, or other built-in numeric type, the compiler instantiates the original function template. If you pass a <text:span text:style-name="Code_20_Inline">rational</text:span> object, the compiler instantiates the overloaded function template.</text:p>
            <text:p text:style-name="Body_20_Text">In order to decide which function to call, the compiler collects all the functions and function templates with the same name, and tries to find an exact match for the argument type from among the non-template functions. If it finds one, it’s done, and it decides to call that function. Otherwise, it then tries to find a match from among the function templates. It lines up all the base templates and tries to find the function with parameters that most closely match the arguments, and chooses that one. If it can’t decide, the compiler reports an error.</text:p>
            <text:p text:style-name="Body_20_Text">Note that function template specialization does not affect overloading or overload resolution. Once the compiler has picked a function template, based on overload resolution that looks only at the primary template, then the compiler picks which specialization to use, based on the argument types.<text:hidden-text text:condition="ooow:comment == 1" text:string-value="I think that oversimplifies, but explaining exactly what happens when you have overloaded function templates + function template specialisations + ordinary functions is tough at the best of times and generally should be avoided. Usually do not specialise a template function but just overload it with an ordinary function" text:is-hidden="true">I think that oversimplifies, but explaining exactly what happens when you have overloaded function templates + function template specialisations + ordinary functions is tough at the best of times and generally should be avoided. Usually do not specialise a template function but just overload it with an ordinary function</text:hidden-text></text:p>
            <text:p text:style-name="Body_20_Text">The precise rules the compiler uses to choose a function are complicated and beyond the scope of this book. For all the examples in this book, the compiler’s rules match our intuitive sense of what is right.</text:p>
          </text:deletion>
        </text:changed-region>
        <text:changed-region text:id="ct140587544">
          <text:insertion>
            <office:change-info>
              <dc:creator>Ray Lischner</dc:creator>
              <dc:date>2008-09-10T21:46:00</dc:date>
            </office:change-info>
          </text:insertion>
        </text:changed-region>
        <text:changed-region text:id="ct152120624">
          <text:insertion>
            <office:change-info>
              <dc:creator>Ray Lischner</dc:creator>
              <dc:date>2008-09-14T10:57:00</dc:date>
            </office:change-info>
          </text:insertion>
        </text:changed-region>
        <text:changed-region text:id="ct150332632">
          <text:insertion>
            <office:change-info>
              <dc:creator>Ray Lischner</dc:creator>
              <dc:date>2008-09-14T10:55:00</dc:date>
            </office:change-info>
          </text:insertion>
        </text:changed-region>
        <text:changed-region text:id="ct150684552">
          <text:deletion>
            <office:change-info>
              <dc:creator>Ray Lischner</dc:creator>
              <dc:date>2008-09-14T10:53:00</dc:date>
            </office:change-info>
            <text:p text:style-name="Body_20_Text_20_Cont"/>
            <text:p text:style-name="Heading_20_1"/>
          </text:deletion>
        </text:changed-region>
        <text:changed-region text:id="ct140540544">
          <text:deletion>
            <office:change-info>
              <dc:creator>unknown</dc:creator>
              <dc:date>2008-09-07T19:58:00</dc:date>
            </office:change-info>
            <text:p text:style-name="Heading_20_1">Metaprogramming</text:p>
            <text:p text:style-name="Body_20_Text_20_First">Partial specialization opens even more avenues for sophisticated metaprogramming. Suppose you want to improve the <text:span text:style-name="Code_20_Inline">power10</text:span> template, for computing powers of 10. As I discussed in the previous exploration, substituting an <text:span text:style-name="T2">O</text:span>(log <text:span text:style-name="T2">N</text:span>) algorithm for a <text:span text:style-name="T2">O</text:span>(<text:span text:style-name="T2">N</text:span>) algorithm can sometimes make the difference between successful compilation and breaking a compiler.</text:p>
            <text:p text:style-name="Body_20_Text">The plan is to compute the 10 raised to the <text:span text:style-name="Code_20_Inline">N</text:span>th power: if <text:span text:style-name="Code_20_Inline">N</text:span> is even, square the result of <text:span text:style-name="Code_20_Inline">power10&lt;N</text:span> <text:span text:style-name="Code_20_Inline">/</text:span> <text:span text:style-name="Code_20_Inline">2&gt;::value</text:span>. If <text:span text:style-name="Code_20_Inline">N</text:span> is odd, multiple <text:span text:style-name="Code_20_Inline">power10&lt;N</text:span> <text:span text:style-name="Code_20_Inline">-</text:span> <text:span text:style-name="Code_20_Inline">1&gt;::value</text:span> by 10. Define the base case of <text:span text:style-name="Code_20_Inline">power10&lt;0&gt;::value</text:span> as <text:span text:style-name="Code_20_Inline">1</text:span>. All you need to do is to figure out how to squeeze an <text:span text:style-name="Code_20_Inline">if</text:span> statement into a template specialization.</text:p>
            <text:p text:style-name="Body_20_Text">Hmm. Tricky, isn’t it? Remember that template metaprogramming is all about specialization. Thus, conditions are also implemented using specialization.</text:p>
            <text:p text:style-name="Body_20_Text">Define an auxiliary template, say, <text:span text:style-name="Code_20_Inline">power10_aux</text:span>, that has two parameters: <text:span text:style-name="Code_20_Inline">N</text:span> and a <text:span text:style-name="Code_20_Inline">bool</text:span> parameter to indicate whether <text:span text:style-name="Code_20_Inline">N</text:span> is even. At first, the second parameter appears to be redundant. You can always determine whether a number is even, so the parameter offers no new information. That is true. What the second parameter offers is an opportunity for partial specialization. In this case, you need two templates, so arbitrarily pick the primary template to be even or odd. Let’s say odd. Thus, the primary template computes the power of 10 for an odd number, and the partial specialization kicks in only when the second template argument is true, and it compute the power of 10 for an even number. Listing <text:variable-get text:name="chapter" office:value-type="float" style:data-style-name="N0">49</text:variable-get>-<text:reference-ref text:reference-format="text" text:ref-name="power10_code">10</text:reference-ref> shows the details.</text:p>
            <text:p text:style-name="Code_20_Caption"><text:hidden-text text:condition="ooow:" text:string-value=".func" text:is-hidden="true"/>Listing <text:variable-get text:name="chapter" office:value-type="float" style:data-style-name="N0">49</text:variable-get>-<text:reference-mark-start text:name="power10_code"/><text:sequence text:ref-name="refText12" text:name="Text" text:formula="ooow:Text+1" style:num-format="1">10</text:sequence><text:reference-mark-end text:name="power10_code"/>. Computing a power of 10 efficiently</text:p>
            <text:p text:style-name="Code_20_First">template&lt;int N&gt;</text:p>
            <text:p text:style-name="Code">struct power10; // forward declaration</text:p>
            <text:p text:style-name="Code"/>
            <text:p text:style-name="Code">template&lt;int N&gt;</text:p>
            <text:p text:style-name="Code">struct square</text:p>
            <text:p text:style-name="Code">{</text:p>
            <text:p text:style-name="Code"><text:s text:c="2"/>static int const value = N * N;</text:p>
            <text:p text:style-name="Code">};</text:p>
            <text:p text:style-name="Code"/>
            <text:p text:style-name="Code">template&lt;int N, bool Even&gt;</text:p>
            <text:p text:style-name="Code">struct power10_aux</text:p>
            <text:p text:style-name="Code">{</text:p>
            <text:p text:style-name="Code"><text:s text:c="2"/>static int const value = 10 * power10&lt;N - 1&gt;::value;</text:p>
            <text:p text:style-name="Code">};</text:p>
            <text:p text:style-name="Code"/>
            <text:p text:style-name="Code">template&lt;int N&gt;</text:p>
            <text:p text:style-name="Code">struct power10_aux&lt;N, true&gt;</text:p>
            <text:p text:style-name="Code">{</text:p>
            <text:p text:style-name="Code"><text:s text:c="2"/>static int const value = square&lt;power10&lt;N / 2&gt;::value&gt;::value;</text:p>
            <text:p text:style-name="Code">};</text:p>
            <text:p text:style-name="Code"/>
            <text:p text:style-name="Code">template&lt;int N&gt;</text:p>
            <text:p text:style-name="Code">struct power10</text:p>
            <text:p text:style-name="Code">{</text:p>
            <text:p text:style-name="Code"><text:s text:c="2"/>static int const value = power10_aux&lt;N, N % 2 == 0&gt;::value;</text:p>
            <text:p text:style-name="Code_20_Last">};</text:p>
            <text:p text:style-name="Body_20_Text_20_Cont">The first declaration is a <text:span text:style-name="T2">forward declaration</text:span>, telling the compiler that <text:span text:style-name="Code_20_Inline">power10</text:span> is the name of a class template. Note that it is a declaration, not a definition. You need to supply the definition later, but by declaring the name early, you can use it in the <text:span text:style-name="Code_20_Inline">power10_aux</text:span> template<text:hidden-text text:condition="ooow:comment == 1" text:string-value="Yes, but I am unclear that you actually need such a class template." text:is-hidden="true">Yes, but I am unclear that you actually need such a class template.</text:hidden-text>. Although this use of a forward declaration involves templates, you can do the same with ordinary classes.</text:p>
            <text:p text:style-name="Body_20_Text">When you declare, but don’t define, a class or class template, the type is said to be <text:span text:style-name="T2">incomplete</text:span>. You can use an incomplete type in a number of ways, such as declaring function parameters and return values. You need a complete type in order to refer to a member of the class, use the class as a base class, or define objects of that type.</text:p>
            <text:p text:style-name="Body_20_Text">Templates offer a little more flexibility: the compiler needs a complete type when it instantiates the template, but not when you are defining the template. That’s why <text:span text:style-name="Code_20_Inline">power10_aux</text:span> can refer to the value member of <text:span text:style-name="Code_20_Inline">power10</text:span> even before <text:span text:style-name="Code_20_Inline">power10</text:span> has been defined.</text:p>
            <text:p text:style-name="Body_20_Text">One difficulty I had when I first attempted metaprogramming was that I kept forgetting the <text:span text:style-name="Code_20_Inline">::value</text:span> parts. I fell into the trap of thinking of <text:span text:style-name="Code_20_Inline">power10</text:span> as a kind of compile-time “function.” That’s how we’re using it, but it’s not a real function. It’s a class, and a class doesn’t have a value. The only way to get a value out of a class is to declare a data member, and initialize the data member in the class definition. By convention, I always use the same name, <text:span text:style-name="Code_20_Inline">value</text:span>, so I can mix and match all my metaprogramming class templates without confusion.</text:p>
            <text:p text:style-name="Body_20_Text">Most programmers don’t spend much time metaprogramming, but there are a number of situations when it can be extremely helpful, especially for library writers. For extra credit, complete the job started at the end of Exploration 49, and finish converting the <text:span text:style-name="Code_20_Inline">fixed</text:span> class to a template with two parameters: a base type, and the number of places after the decimal point. Use the new <text:span text:style-name="Code_20_Inline">power10</text:span> class template to help. This is actually quite a big job, with some subtle pitfalls. If you have difficulty, consult Listing <text:variable-get text:name="chapter" office:value-type="float" style:data-style-name="N0">49</text:variable-get>-<text:reference-ref text:reference-format="text" text:ref-name="fixed_template_code">11</text:reference-ref>, which shows the class definition and free function declarations. If you still have trouble, grab the entire <text:span text:style-name="T2">fixed.hpp</text:span> file from the book’s web site.</text:p>
            <text:p text:style-name="Code_20_Caption"><text:hidden-text text:condition="ooow:" text:string-value=".func" text:is-hidden="true"/>Listing <text:variable-get text:name="chapter" office:value-type="float" style:data-style-name="N0">49</text:variable-get>-<text:reference-mark-start text:name="fixed_template_code"/><text:sequence text:ref-name="refText13" text:name="Text" text:formula="ooow:Text+1" style:num-format="1">11</text:sequence><text:reference-mark-end text:name="fixed_template_code"/>. The <text:span text:style-name="Code_20_Inline">fixed</text:span> class template</text:p>
            <text:p text:style-name="Code_20_First">#ifndef FIXED_HPP_</text:p>
            <text:p text:style-name="Code">#define FIXED_HPP_</text:p>
            <text:p text:style-name="Code"/>
            <text:p text:style-name="Code">#include &lt;iomanip&gt;</text:p>
            <text:p text:style-name="Code">#include &lt;istream&gt;</text:p>
            <text:p text:style-name="Code">#include &lt;ostream&gt;</text:p>
            <text:p text:style-name="Code">#include &lt;sstream&gt;</text:p>
            <text:p text:style-name="Code">#include &lt;string&gt;</text:p>
            <text:p text:style-name="Code">#include &lt;stdexcept&gt;</text:p>
            <text:p text:style-name="Code"/>
            <text:p text:style-name="Code">#include "iosaver.hpp"</text:p>
            <text:p text:style-name="Code">#include "power10.hpp"</text:p>
            <text:p text:style-name="Code"/>
            <text:p text:style-name="Code">template&lt;class T=long, int N=4&gt;</text:p>
            <text:p text:style-name="Code">class fixed</text:p>
            <text:p text:style-name="Code">{</text:p>
            <text:p text:style-name="Code">public:</text:p>
            <text:p text:style-name="Code"><text:s text:c="2"/>class fixed_error : std::runtime_error</text:p>
            <text:p text:style-name="Code"><text:s text:c="2"/>{</text:p>
            <text:p text:style-name="Code"><text:s text:c="2"/>public:</text:p>
            <text:p text:style-name="Code"><text:s text:c="4"/>fixed_error(std::string const&amp; arg) : runtime_error(arg) {}</text:p>
            <text:p text:style-name="Code"><text:s text:c="2"/>};</text:p>
            <text:p text:style-name="Code"><text:s text:c="2"/>typedef T value_type; <text:s text:c="29"/>///&lt; Type of the actual value</text:p>
            <text:p text:style-name="Code"><text:s text:c="2"/>static int const places = N; <text:s text:c="22"/>///&lt; number of decimal places</text:p>
            <text:p text:style-name="Code"><text:s text:c="2"/>static value_type const places10 = power10&lt;N&gt;::value; <text:s/>///&lt; 10&lt;sup&gt;places&lt;/sup&gt;</text:p>
            <text:p text:style-name="Code"/>
            <text:p text:style-name="Code"><text:s text:c="2"/>fixed();</text:p>
            <text:p text:style-name="Code"><text:s text:c="2"/>fixed(value_type integer);</text:p>
            <text:p text:style-name="Code"><text:s text:c="2"/>fixed(value_type integer, value_type fraction);</text:p>
            <text:p text:style-name="Code"><text:s text:c="2"/>fixed(double value);</text:p>
            <text:p text:style-name="Code"><text:s text:c="2"/>template&lt;class U, int M&gt;</text:p>
            <text:p text:style-name="Code"><text:s text:c="2"/>fixed(fixed&lt;U, M&gt; const&amp; rhs);</text:p>
            <text:p text:style-name="Code"/>
            <text:p text:style-name="Code"><text:s text:c="2"/>template&lt;class U, int M&gt;</text:p>
            <text:p text:style-name="Code"><text:s text:c="2"/>fixed&amp; operator=(fixed&lt;U, M&gt; rhs);</text:p>
            <text:p text:style-name="Code"/>
            <text:p text:style-name="Code"><text:s text:c="2"/>std::string as_string() const;</text:p>
            <text:p text:style-name="Code"><text:s text:c="2"/>bool read(std::istream&amp; strm);</text:p>
            <text:p text:style-name="Code"><text:s text:c="2"/>/// Convert to some other type, especially floating point.</text:p>
            <text:p text:style-name="Code"><text:s text:c="2"/>template&lt;class U&gt;</text:p>
            <text:p text:style-name="Code"><text:s text:c="2"/>U convert() const;</text:p>
            <text:p text:style-name="Code"/>
            <text:p text:style-name="Code"><text:s text:c="2"/>/// Round off to the nearest integer.</text:p>
            <text:p text:style-name="Code"><text:s text:c="2"/>value_type round() const;</text:p>
            <text:p text:style-name="Code"/>
            <text:p text:style-name="Code"><text:s text:c="2"/>/// Return the integer part (without rounding).</text:p>
            <text:p text:style-name="Code"><text:s text:c="2"/>value_type integer() const;</text:p>
            <text:p text:style-name="Code"><text:s text:c="2"/>/// Return the fraction part to @p M decimal places.</text:p>
            <text:p text:style-name="Code"><text:s text:c="2"/>template&lt;int M&gt;</text:p>
            <text:p text:style-name="Code"><text:s text:c="2"/>value_type fraction() const;</text:p>
            <text:p text:style-name="Code"><text:s text:c="2"/>/// Return the fraction part to @p N (or @p places ) decimal places.</text:p>
            <text:p text:style-name="Code"><text:s text:c="2"/>value_type fraction() const { return fraction&lt;places&gt;(); }</text:p>
            <text:p text:style-name="Code"/>
            <text:p text:style-name="Code"><text:s text:c="2"/>fixed&amp; operator+=(fixed f);</text:p>
            <text:p text:style-name="Code"><text:s text:c="2"/>fixed&amp; operator-=(fixed f);</text:p>
            <text:p text:style-name="Code"><text:s text:c="2"/>fixed&amp; operator*=(fixed f);</text:p>
            <text:p text:style-name="Code"><text:s text:c="2"/>fixed&amp; operator/=(fixed f);</text:p>
            <text:p text:style-name="Code"/>
            <text:p text:style-name="Code"><text:s text:c="2"/>fixed&amp; operator+=(T i);</text:p>
            <text:p text:style-name="Code"><text:s text:c="2"/>fixed&amp; operator-=(T i);</text:p>
            <text:p text:style-name="Code"><text:s text:c="2"/>fixed&amp; operator*=(T i);</text:p>
            <text:p text:style-name="Code"><text:s text:c="2"/>fixed&amp; operator/=(T i);</text:p>
            <text:p text:style-name="Code"/>
            <text:p text:style-name="Code"><text:s text:c="2"/>void negate();</text:p>
            <text:p text:style-name="Code"/>
            <text:p text:style-name="Code"><text:s text:c="2"/>fixed&amp; operator++();</text:p>
            <text:p text:style-name="Code"><text:s text:c="2"/>fixed operator++(int);</text:p>
            <text:p text:style-name="Code"><text:s text:c="2"/>fixed&amp; operator--();</text:p>
            <text:p text:style-name="Code"><text:s text:c="2"/>fixed operator--(int);</text:p>
            <text:p text:style-name="Code"/>
            <text:p text:style-name="Code"><text:s text:c="2"/>/// Return the internal value.</text:p>
            <text:p text:style-name="Code"><text:s text:c="2"/>value_type value();</text:p>
            <text:p text:style-name="Code"/>
            <text:p text:style-name="Code">private:</text:p>
            <text:p text:style-name="Code"><text:s text:c="2"/>value_type reduce(value_type frac);</text:p>
            <text:p text:style-name="Code"><text:s text:c="2"/>value_type make_value(value_type integer, value_type fraction);</text:p>
            <text:p text:style-name="Code"><text:s text:c="2"/>value_type value_;</text:p>
            <text:p text:style-name="Code">};</text:p>
            <text:p text:style-name="Code"/>
            <text:p text:style-name="Code"/>
            <text:p text:style-name="Code">/// Negate a fixed value</text:p>
            <text:p text:style-name="Code">template&lt;class T, int N&gt;</text:p>
            <text:p text:style-name="Code">fixed&lt;T,N&gt; operator-(fixed&lt;T,N&gt; a);</text:p>
            <text:p text:style-name="Code"/>
            <text:p text:style-name="Code">template&lt;class T, int N&gt;</text:p>
            <text:p text:style-name="Code">std::istream&amp; operator&gt;&gt;(std::istream&amp; strm, fixed&lt;T,N&gt;&amp; f);</text:p>
            <text:p text:style-name="Code"/>
            <text:p text:style-name="Code">/// Write a fixed value</text:p>
            <text:p text:style-name="Code">template&lt;class T, int N&gt;</text:p>
            <text:p text:style-name="Code">std::ostream&amp; operator&lt;&lt;(std::ostream&amp; strm, fixed&lt;T,N&gt; f);</text:p>
            <text:p text:style-name="Code"/>
            <text:p text:style-name="Code">/// Add fixed values</text:p>
            <text:p text:style-name="Code">template&lt;class T, int N&gt; fixed&lt;T,N&gt; operator+(fixed&lt;T,N&gt; a, fixed&lt;T,N&gt; b);</text:p>
            <text:p text:style-name="Code">template&lt;class T, int N&gt; fixed&lt;T,N&gt; operator+(fixed&lt;T,N&gt; a, T b);</text:p>
            <text:p text:style-name="Code">template&lt;class T, int N&gt; fixed&lt;T,N&gt; operator+(T a, fixed&lt;T,N&gt; b);</text:p>
            <text:p text:style-name="Code"/>
            <text:p text:style-name="Code">/// Subtract fixed values</text:p>
            <text:p text:style-name="Code">template&lt;class T, int N&gt; fixed&lt;T,N&gt; operator-(fixed&lt;T,N&gt; a, fixed&lt;T,N&gt; b);</text:p>
            <text:p text:style-name="Code">template&lt;class T, int N&gt; fixed&lt;T,N&gt; operator-(fixed&lt;T,N&gt; a, T b);</text:p>
            <text:p text:style-name="Code">template&lt;class T, int N&gt; fixed&lt;T,N&gt; operator-(T a, fixed&lt;T,N&gt; b);</text:p>
            <text:p text:style-name="Code"/>
            <text:p text:style-name="Code">/// Multiply fixed values</text:p>
            <text:p text:style-name="Code">template&lt;class T, int N&gt; fixed&lt;T,N&gt; operator*(fixed&lt;T,N&gt; a, fixed&lt;T,N&gt; b);</text:p>
            <text:p text:style-name="Code">template&lt;class T, int N&gt; fixed&lt;T,N&gt; operator*(fixed&lt;T,N&gt; a, T b);</text:p>
            <text:p text:style-name="Code">template&lt;class T, int N&gt; fixed&lt;T,N&gt; operator*(T a, fixed&lt;T,N&gt; b);</text:p>
            <text:p text:style-name="Code"/>
            <text:p text:style-name="Code">/// Divide fixed values</text:p>
            <text:p text:style-name="Code">template&lt;class T, int N&gt; fixed&lt;T,N&gt; operator/(fixed&lt;T,N&gt; a, fixed&lt;T,N&gt; b);</text:p>
            <text:p text:style-name="Code">template&lt;class T, int N&gt; fixed&lt;T,N&gt; operator/(fixed&lt;T,N&gt; a, T b);</text:p>
            <text:p text:style-name="Code">template&lt;class T, int N&gt; fixed&lt;T,N&gt; operator/(T a, fixed&lt;T,N&gt; b);</text:p>
            <text:p text:style-name="Code"/>
            <text:p text:style-name="Code">template&lt;class T, int N&gt; bool operator==(fixed&lt;T,N&gt; a, fixed&lt;T,N&gt; b);</text:p>
            <text:p text:style-name="Code">template&lt;class T, int N&gt; bool operator==(fixed&lt;T,N&gt; a, T b);</text:p>
            <text:p text:style-name="Code">template&lt;class T, int N&gt; bool operator==(T a, fixed&lt;T,N&gt; b);</text:p>
            <text:p text:style-name="Code">template&lt;class T, int N&gt; bool operator!=(fixed&lt;T,N&gt; a, fixed&lt;T,N&gt; b);</text:p>
            <text:p text:style-name="Code">template&lt;class T, int N&gt; bool operator!=(fixed&lt;T,N&gt; a, T b);</text:p>
            <text:p text:style-name="Code">template&lt;class T, int N&gt; bool operator!=(T a, fixed&lt;T,N&gt; b);</text:p>
            <text:p text:style-name="Code">template&lt;class T, int N&gt; bool operator&lt;(fixed&lt;T,N&gt; a, fixed&lt;T,N&gt; b);</text:p>
            <text:p text:style-name="Code">template&lt;class T, int N&gt; bool operator&lt;(fixed&lt;T,N&gt; a, T b);</text:p>
            <text:p text:style-name="Code">template&lt;class T, int N&gt; bool operator&lt;(T a, fixed&lt;T,N&gt; b);</text:p>
            <text:p text:style-name="Code">template&lt;class T, int N&gt; bool operator&gt;(fixed&lt;T,N&gt; a, fixed&lt;T,N&gt; b);</text:p>
            <text:p text:style-name="Code">template&lt;class T, int N&gt; bool operator&gt;(fixed&lt;T,N&gt; a, T b);</text:p>
            <text:p text:style-name="Code">template&lt;class T, int N&gt; bool operator&gt;(T a, fixed&lt;T,N&gt; b);</text:p>
            <text:p text:style-name="Code">template&lt;class T, int N&gt; bool operator&lt;=(fixed&lt;T,N&gt; a, fixed&lt;T,N&gt; b);</text:p>
            <text:p text:style-name="Code">template&lt;class T, int N&gt; bool operator&lt;=(fixed&lt;T,N&gt; a, T b);</text:p>
            <text:p text:style-name="Code">template&lt;class T, int N&gt; bool operator&lt;=(T a, fixed&lt;T,N&gt; b);</text:p>
            <text:p text:style-name="Code">template&lt;class T, int N&gt; bool operator&gt;=(fixed&lt;T,N&gt; a, fixed&lt;T,N&gt; b);</text:p>
            <text:p text:style-name="Code">template&lt;class T, int N&gt; bool operator&gt;=(fixed&lt;T,N&gt; a, T b);</text:p>
            <text:p text:style-name="Code">template&lt;class T, int N&gt; bool operator&gt;=(T a, fixed&lt;T,N&gt; b);</text:p>
            <text:p text:style-name="Code"/>
            <text:p text:style-name="Code">#endif</text:p>
            <text:p text:style-name="Code"/>
          </text:deletion>
        </text:changed-region>
        <text:changed-region text:id="ct151702336">
          <text:deletion>
            <office:change-info>
              <dc:creator>Ray Lischner</dc:creator>
              <dc:date>2008-09-14T10:53:00</dc:date>
            </office:change-info>
            <text:p text:style-name="Code"/>
            <text:p text:style-name="Code"/>
            <text:p text:style-name="Body_20_Text"><text:hidden-text text:condition="ooow:comment == 1" text:string-value="Metaprogramming is a powerful but very advanced tool.  Partial specialisation is a powerful programming tool quite without any metaprogramming. It seems to me that you might be advised to pull the metaprogramming stuff out of this and the previous chapter and place it right at the end of the book. Now focus on specialisation and partial specialization in non-metaprogramming contexts." text:is-hidden="true">Metaprogramming is a powerful but very advanced tool.  Partial specialisation is a powerful programming tool quite without any metaprogramming. It seems to me that you might be advised to pull the metaprogramming stuff out of this and the previous chapter and place it right at the end of the book. Now focus on specialisation and partial specialization in non-metaprogramming contexts.</text:hidden-text></text:p>
            <text:p text:style-name="P2"/>
            <text:p text:style-name="Body_20_Text"><text:hidden-text text:condition="ooow:comment == 1" text:string-value="Of course this is just my view, but templates are tough going even for experienced programmers without adding metaprogramming in at such an early stage." text:is-hidden="true">Of course this is just my view, but templates are tough going even for experienced programmers without adding metaprogramming in at such an early stage.</text:hidden-text></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variable-set text:name="comment" text:display="none" text:formula="ooow:0" office:value-type="float" office:value="0" style:data-style-name="N0"/>Exploration <text:variable-set text:name="chapter" office:value-type="float" office:value="49" style:data-style-name="N0">49</text:variable-set></text:p>
      <text:p text:style-name="Chapter_20_Title">Partial Specialization</text:p>
      <text:p text:style-name="Body_20_Text_20_First">Explicit specialization requires you to <text:change-start text:change-id="ct140376792"/>specify a template argument for every template parameter<text:change-end text:change-id="ct140376792"/><text:change text:change-id="ct140875560"/><text:change-start text:change-id="ct140378624"/>, leaving no template parameters in the template header<text:change-end text:change-id="ct140378624"/>. Sometimes, however, you want to <text:change text:change-id="ct140046832"/><text:change-start text:change-id="ct140046928"/>specify<text:change-end text:change-id="ct140046928"/>only some of the template arguments<text:change-start text:change-id="ct140378008"/>, leaving one or more template parameters in the header<text:change-end text:change-id="ct140378008"/>. C++ lets you do just that <text:hidden-text text:condition="ooow:comment == 1" text:string-value="but only for class templates" text:is-hidden="true">but only for class templates</text:hidden-text>and more, <text:change-start text:change-id="ct140376888"/>but only for class templates, <text:change-end text:change-id="ct140376888"/>as this exploration describes.</text:p>
      <text:p text:style-name="Heading_20_1"><text:change-start text:change-id="ct140376648"/>Degenerate Pairs<text:change-end text:change-id="ct140376648"/><text:change text:change-id="ct140046352"/><text:change-start text:change-id="ct140378104"/></text:p>
      <text:p text:style-name="Body_20_Text_20_First"><text:change-end text:change-id="ct140378104"/><text:change-start text:change-id="ct140608080"/>The standard library defines the <text:span text:style-name="Code_20_Inline">std::pair&lt;T,</text:span> <text:span text:style-name="Code_20_Inline">U&gt;</text:span> class template in the &lt;utility&gt;<text:change-end text:change-id="ct140608080"/><text:change-start text:change-id="ct140736480"/> header. This class template is a trivial holder of a pair of objects. The template arguments specify the types of these two objects. Listing <text:change-end text:change-id="ct140736480"/><text:change-start text:change-id="ct140610912"/><text:variable-get text:name="chapter" office:value-type="float" style:data-style-name="N0">49</text:variable-get>-<text:reference-ref text:reference-format="text" text:ref-name="pair_code">1</text:reference-ref> depicts the definition of this simple template.</text:p>
      <text:p text:style-name="Code_20_Caption"><text:hidden-text text:condition="ooow:" text:string-value=".func" text:is-hidden="true"/>Listing <text:variable-get text:name="chapter" office:value-type="float" style:data-style-name="N0">49</text:variable-get>-<text:reference-mark-start text:name="pair_code"/><text:sequence text:ref-name="refText5" text:name="Text" text:formula="ooow:Text+1" style:num-format="1">1</text:sequence><text:reference-mark-end text:name="pair_code"/>. The <text:span text:style-name="Code_20_Inline">std::pair</text:span> class template<text:change-end text:change-id="ct140610912"/><text:change-start text:change-id="ct140378720"/></text:p>
      <text:p text:style-name="Code_20_First">template&lt;class T, class U&gt;</text:p>
      <text:p text:style-name="Code">struct pair {</text:p>
      <text:p text:style-name="Code"><text:s text:c="3"/>typedef T first_type;</text:p>
      <text:p text:style-name="Code"><text:s text:c="3"/>typedef U second_type;</text:p>
      <text:p text:style-name="Code"><text:s text:c="3"/>T first;</text:p>
      <text:p text:style-name="Code"><text:s text:c="3"/>U second;</text:p>
      <text:p text:style-name="Code"><text:s text:c="3"/>pair();</text:p>
      <text:p text:style-name="Code"><text:s text:c="3"/>pair(T const&amp; first, U const&amp; second)<text:change-end text:change-id="ct140378720"/><text:change-start text:change-id="ct140608624"/>;</text:p>
      <text:p text:style-name="Code"><text:s text:c="3"/>template&lt;class T2, class U2&gt;</text:p>
      <text:p text:style-name="Code"><text:s text:c="3"/>pair(pair&lt;T2, pair U2&gt; const&amp; other);</text:p>
      <text:p text:style-name="Code_20_Last">};</text:p>
      <text:p text:style-name="Body_20_Text_20_Cont">As you can<text:change-end text:change-id="ct140608624"/><text:change-start text:change-id="ct140594808"/> tell, the <text:span text:style-name="Code_20_Inline">pair</text:span> class template doesn’t do much. The <text:span text:style-name="Code_20_Inline">std::map</text:span> class template can use <text:span text:style-name="Code_20_Inline">std::pair</text:span> to store keys and values. A few functions return a <text:span text:style-name="Code_20_Inline">pair</text:span> in order to re<text:change-end text:change-id="ct140594808"/><text:change-start text:change-id="ct140774432"/>turn two pieces of information. In other words, <text:span text:style-name="Code_20_Inline">pair</text:span> is a useful, if dull, part of the standard library.</text:p>
      <text:p text:style-name="P3">What happens if <text:span text:style-name="Code_20_Inline">T</text:span> or <text:span text:style-name="Code_20_Inline">U</text:span> <text:change-end text:change-id="ct140774432"/><text:change-start text:change-id="ct140612616"/>is <text:span text:style-name="Code_20_Inline">void</text:span>?</text:p>
      <text:p text:style-name="P4">~LLL</text:p>
      <text:p text:style-name="Body_20_Text_20_Cont"><text:span text:style-name="T4">Although </text:span><text:span text:style-name="Code_20_Inline"><text:span text:style-name="T4">void</text:span></text:span><text:span text:style-name="T4"> has popped up here and there, usually as a function’s return type, I haven’t discussed it much.</text:span><text:change-end text:change-id="ct140612616"/><text:change-start text:change-id="ct140468440"/><text:span text:style-name="T4"> The </text:span><text:span text:style-name="Code_20_Inline"><text:span text:style-name="T4">void </text:span></text:span><text:span text:style-name="T4">type means “no type.” That’s useful for returning from a function, but you cannot declare an object with </text:span><text:span text:style-name="Code_20_Inline"><text:span text:style-name="T4">void </text:span></text:span><text:span text:style-name="T4">type, nor does the compiler permit you to use void for a data member.</text:span><text:change-end text:change-id="ct140468440"/><text:change-start text:change-id="ct140409208"/><text:span text:style-name="T4"> Thus, </text:span><text:span text:style-name="Code_20_Inline"><text:span text:style-name="T4">pair&lt;int,</text:span></text:span><text:span text:style-name="T4"> </text:span><text:span text:style-name="Code_20_Inline"><text:span text:style-name="T4">void&gt;</text:span></text:span><text:span text:style-name="T4"> results in an error.</text:span></text:p>
      <text:p text:style-name="Body_20_Text"><text:span text:style-name="T4">As you start to use templates more and more, you will find yourself in unpredictable situations. A template contains a template, which contains another template, and suddenly you find a template, such as </text:span><text:span text:style-name="Code_20_Inline"><text:span text:style-name="T4">pair</text:span></text:span><text:span text:style-name="T4">, </text:span><text:change-end text:change-id="ct140409208"/><text:change-start text:change-id="ct140346096"/><text:span text:style-name="T4">being instantiated with template arguments that you never imagined before.</text:span><text:change-end text:change-id="ct140346096"/><text:change-start text:change-id="ct140348048"/><text:span text:style-name="T4"> </text:span><text:change-end text:change-id="ct140348048"/><text:change-start text:change-id="ct140780168"/><text:span text:style-name="T4">So let’s add specializations for </text:span><text:span text:style-name="Code_20_Inline"><text:span text:style-name="T4">pair</text:span></text:span><text:span text:style-name="T4"> that</text:span><text:change-end text:change-id="ct140780168"/><text:change-start text:change-id="ct140467632"/><text:span text:style-name="T4"> permit one or two void template arguments, just for the sake of completeness.</text:span></text:p>
      <text:p text:style-name="Body_20_Text"><text:soft-page-break/><text:span text:style-name="T3">Write an explicit specialization for </text:span><text:span text:style-name="Code_20_Inline"><text:span text:style-name="T3">pair&lt;void,</text:span></text:span><text:span text:style-name="T3"> </text:span><text:span text:style-name="Code_20_Inline"><text:span text:style-name="T3">void&gt;</text:span></text:span><text:span text:style-name="T3">.</text:span><text:change-end text:change-id="ct140467632"/><text:change-start text:change-id="ct140348360"/><text:span text:style-name="T4"> It cannot store anything, but you can declare objects of type </text:span><text:span text:style-name="Code_20_Inline"><text:span text:style-name="T4">pair&lt;void,</text:span></text:span><text:span text:style-name="T4"> </text:span><text:span text:style-name="Code_20_Inline"><text:span text:style-name="T4">void&gt;</text:span></text:span><text:span text:style-name="T4">.</text:span><text:change-end text:change-id="ct140348360"/><text:change-start text:change-id="ct140346288"/><text:span text:style-name="T4"> Compare your solution with Listing </text:span><text:span text:style-name="T4"><text:variable-get text:name="chapter" office:value-type="float" style:data-style-name="N0">49</text:variable-get></text:span><text:span text:style-name="T4">-</text:span><text:span text:style-name="T4"><text:reference-ref text:reference-format="text" text:ref-name="_code"/></text:span><text:span text:style-name="T4">.</text:span></text:p>
      <text:p text:style-name="Code_20_Caption"><text:hidden-text text:condition="ooow:" text:string-value=".func" text:is-hidden="true"/><text:span text:style-name="T4">Listing </text:span><text:span text:style-name="T4"><text:variable-get text:name="chapter" office:value-type="float" style:data-style-name="N0">49</text:variable-get></text:span><text:span text:style-name="T4">-</text:span><text:reference-mark-start text:name="pair_void_void_code"/><text:span text:style-name="T4"><text:sequence text:ref-name="refText6" text:name="Text" text:formula="ooow:Text+1" style:num-format="1">2</text:sequence></text:span><text:reference-mark-end text:name="pair_void_void_code"/><text:span text:style-name="T4">. Specializing </text:span><text:span text:style-name="Code_20_Inline"><text:span text:style-name="T4">pair&lt;&gt;</text:span></text:span><text:span text:style-name="T4"> for two </text:span><text:span text:style-name="Code_20_Inline"><text:span text:style-name="T4">void</text:span></text:span><text:span text:style-name="T4"> arguments</text:span></text:p>
      <text:p text:style-name="P7">template&lt;&gt;</text:p>
      <text:p text:style-name="P9">struct pair&lt;void, void&gt; {</text:p>
      <text:p text:style-name="Code"><text:span text:style-name="T4"><text:s text:c="3"/></text:span><text:change-end text:change-id="ct140346288"/><text:change-start text:change-id="ct140407496"/><text:span text:style-name="T4">typedef void first_type;</text:span></text:p>
      <text:p text:style-name="P9"><text:s text:c="3"/>typedef void second_type;</text:p>
      <text:p text:style-name="P9"><text:s text:c="3"/>// The implicity default and copy constructors work for this specialization.</text:p>
      <text:p text:style-name="P8"><text:change-end text:change-id="ct140407496"/><text:change-start text:change-id="ct140592688"/>};</text:p>
      <text:p text:style-name="Body_20_Text_20_Cont"><text:span text:style-name="T4">More difficult is the case of one </text:span><text:span text:style-name="Code_20_Inline"><text:span text:style-name="T4">void</text:span></text:span><text:span text:style-name="T4"> argument. That calls for </text:span><text:span text:style-name="T6">partial specialization</text:span><text:span text:style-name="T9">.</text:span><text:change-end text:change-id="ct140592688"/><text:change-start text:change-id="ct142856592"/></text:p>
      <text:p text:style-name="Body_20_Text"><text:change-end text:change-id="ct142856592"/><text:change text:change-id="ct143857400"/><text:change text:change-id="ct140346440"/><text:change text:change-id="ct140608960"/><text:change text:change-id="ct140468720"/><text:change-start text:change-id="ct142184664"/></text:p>
      <text:p text:style-name="Heading_20_1"><text:change-end text:change-id="ct142184664"/><text:change text:change-id="ct143941720"/><text:soft-page-break/>Partial Specialization</text:p>
      <text:p text:style-name="Body_20_Text_20_First">When you write a template specialization that involves some, but not all, of the template arguments, that is known as <text:span text:style-name="T2">partial specialization</text:span>. Some programmers call explicit specialization <text:span text:style-name="T2">full specialization</text:span> to help distinguish it from partial specialization. Partial specialization is explicit, so the phrase full specialization is more descriptive, and I will use it for the rest of this book.</text:p>
      <text:p text:style-name="Body_20_Text">Begin a partial specialization with a template header that lists the template parameters you are not specializing. Then define the specialization. Notice how you name the class that you are specializing by listing all the template arguments. Some of the template arguments depend on the specialization’s parameters, and some are fixed with specific values. That’s what makes this specialization partial.</text:p>
      <text:p text:style-name="Body_20_Text">As with full specialization, the definition of the specialization completely replaces the primary template for a particular set of template arguments. By convention, you keep the same interface, but the actual implementation is up to you.<text:change-start text:change-id="ct140780376"/></text:p>
      <text:p text:style-name="Body_20_Text">Listing <text:variable-get text:name="chapter" office:value-type="float" style:data-style-name="N0">49</text:variable-get>-<text:reference-ref text:reference-format="text" text:ref-name="pair_void_T_code">5</text:reference-ref> shows a partial specialization of <text:span text:style-name="Code_20_Inline">pair</text:span> if the first template argument is <text:span text:style-name="Code_20_Inline">void</text:span>.</text:p>
      <text:p text:style-name="Code_20_Caption"><text:change-end text:change-id="ct140780376"/><text:change-start text:change-id="ct140785552"/><text:hidden-text text:condition="ooow:" text:string-value=".func" text:is-hidden="true"/><text:change-end text:change-id="ct140785552"/><text:change-start text:change-id="ct140823848"/>Listing <text:variable-get text:name="chapter" office:value-type="float" style:data-style-name="N0">49</text:variable-get>-<text:reference-mark-start text:name="pair_void_T_code"/><text:sequence text:ref-name="refText7" text:name="Text" text:formula="ooow:Text+1" style:num-format="1">5</text:sequence><text:reference-mark-end text:name="pair_void_T_code"/>. Specializing <text:span text:style-name="Code_20_Inline">pair</text:span> for one <text:span text:style-name="Code_20_Inline">void</text:span> argument</text:p>
      <text:p text:style-name="Code_20_First">template&lt;class U&gt;</text:p>
      <text:p text:style-name="Code">struct pair&lt;void, U&gt; {</text:p>
      <text:p text:style-name="Code"><text:s text:c="3"/>typedef void first_type;</text:p>
      <text:p text:style-name="Code"><text:s text:c="3"/>typedef U second_type;</text:p>
      <text:p text:style-name="Code"><text:s text:c="3"/>U second;</text:p>
      <text:p text:style-name="Code"><text:s text:c="2"/><text:change-end text:change-id="ct140823848"/><text:change-start text:change-id="ct140608176"/><text:s/>pair();</text:p>
      <text:p text:style-name="Code"><text:s text:c="3"/>pair(U second);</text:p>
      <text:p text:style-name="Code"><text:s text:c="3"/>template&lt;class U2&gt;</text:p>
      <text:p text:style-name="Code"><text:soft-page-break/><text:s text:c="3"/>pair(pair&lt;void, U2&gt; const&amp; other);</text:p>
      <text:p text:style-name="Code_20_Last">};</text:p>
      <text:p text:style-name="Body_20_Text_20_Cont">Based on Listing <text:variable-get text:name="chapter" office:value-type="float" style:data-style-name="N0">49</text:variable-get>-<text:reference-ref text:reference-format="text" text:ref-name="pair_void_T_code">5</text:reference-ref>, <text:span text:style-name="T3">write</text:span><text:change-end text:change-id="ct140608176"/><text:change-start text:change-id="ct140531232"/><text:span text:style-name="T3"> a partial specialization of </text:span><text:span text:style-name="Code_20_Inline"><text:span text:style-name="T3">pair</text:span></text:span><text:span text:style-name="T3"> with a </text:span><text:span text:style-name="Code_20_Inline"><text:span text:style-name="T3">void</text:span></text:span><text:span text:style-name="T3"> second argument.</text:span><text:span text:style-name="T4"> Compare your solution with Listing </text:span><text:span text:style-name="T4"><text:variable-get text:name="chapter" office:value-type="float" style:data-style-name="N0">49</text:variable-get></text:span><text:span text:style-name="T4">-</text:span><text:span text:style-name="T4"><text:reference-ref text:reference-format="text" text:ref-name="_code"/></text:span><text:span text:style-name="T4">.</text:span></text:p>
      <text:p text:style-name="Code_20_Caption"><text:hidden-text text:condition="ooow:" text:string-value=".func" text:is-hidden="true"/><text:span text:style-name="T4">Listing </text:span><text:span text:style-name="T4"><text:variable-get text:name="chapter" office:value-type="float" style:data-style-name="N0">49</text:variable-get></text:span><text:span text:style-name="T4">-</text:span><text:reference-mark-start text:name="pair_T_void_code"/><text:span text:style-name="T4"><text:sequence text:ref-name="refText8" text:name="Text" text:formula="ooow:Text+1" style:num-format="1">6</text:sequence></text:span><text:reference-mark-end text:name="pair_T_void_code"/><text:span text:style-name="T4">. Specializing </text:span><text:span text:style-name="Code_20_Inline"><text:span text:style-name="T4">pair</text:span></text:span><text:span text:style-name="T4"> for the other </text:span><text:span text:style-name="Code_20_Inline"><text:span text:style-name="T4">void</text:span></text:span><text:span text:style-name="T4"> arg</text:span><text:change-end text:change-id="ct140531232"/><text:change-start text:change-id="ct140587664"/><text:span text:style-name="T4">ument</text:span></text:p>
      <text:p text:style-name="Code_20_First">template&lt;class T&gt;</text:p>
      <text:p text:style-name="Code">struct pair&lt;T, void&gt; {</text:p>
      <text:p text:style-name="Code"><text:s text:c="3"/>typedef T first_type;</text:p>
      <text:p text:style-name="Code"><text:s text:c="3"/>typedef void second_type;</text:p>
      <text:p text:style-name="Code"><text:s text:c="3"/>T first;</text:p>
      <text:p text:style-name="Code"><text:s text:c="3"/>pair();</text:p>
      <text:p text:style-name="Code"><text:s text:c="3"/>pair(T first);</text:p>
      <text:p text:style-name="Code"><text:s text:c="3"/>template&lt;class T2&gt;</text:p>
      <text:p text:style-name="Code"><text:s text:c="3"/>pair(pair&lt;T2, void&gt; const&amp; other);</text:p>
      <text:p text:style-name="P8">};<text:change-end text:change-id="ct140587664"/><text:change-start text:change-id="ct140469056"/></text:p>
      <text:p text:style-name="Body_20_Text_20_Cont"><text:span text:style-name="T4">Regardless of the presence or absence of any partial or full specializations, you still use the </text:span><text:span text:style-name="Code_20_Inline"><text:span text:style-name="T4">pair</text:span></text:span><text:span text:style-name="T4"> template the same way: always with two type arguments. The compiler examines those template arguments and determines</text:span><text:change-end text:change-id="ct140469056"/><text:change-start text:change-id="ct140612984"/><text:span text:style-name="T4"> which specialization to use.</text:span><text:change-end text:change-id="ct140612984"/></text:p>
      <text:p text:style-name="Body_20_Text_20_Cont"><text:change text:change-id="ct140594904"/><text:change text:change-id="ct140080256"/><text:change text:change-id="ct140079464"/><text:span text:style-name="T4"/></text:p>
      <text:p text:style-name="Heading_20_1"><text:change-start text:change-id="ct140346600"/>Partially <text:change-end text:change-id="ct140346600"/>Specializing Function Templates</text:p>
      <text:p text:style-name="Body_20_Text_20_First">You cannot partially specialize a function template. <text:change-start text:change-id="ct140468312"/>Full specialization is allowed, as described in the previous exploration, but partial specialization is right out. Sorry.</text:p>
      <text:p text:style-name="Body_20_Text_20_First"><text:change-end text:change-id="ct140468312"/><text:change text:change-id="ct140591568"/><text:change-start text:change-id="ct140587544"/></text:p>
      <text:p text:style-name="Heading_20_1">Value Template Parameters</text:p>
      <text:p text:style-name="Body_20_Text_20_First">Before I present the next example of partial specialization, I want to introduce a new template feature. Templates typically use types as parameters, but they can also use values. Declare a value template parameter with a type and optional name, must the same way you would declare a function parameter. Value template parameters are limited to types for which you can specify a compile-time constant: <text:span text:style-name="Code_20_Inline">bool</text:span>, <text:span text:style-name="Code_20_Inline">char</text:span>, <text:span text:style-name="Code_20_Inline">int</text:span>, etc. Floating-point types and classes are not allowed.</text:p>
      <text:p text:style-name="Body_20_Text">For example, suppose you want to modify the <text:span text:style-name="Code_20_Inline">fixed</text:span> class that you wrote for Exploration 45 so the developer can specify the number of digits after the decimal place. While you’re at it, you <text:span text:style-name="T10">can</text:span> also use a template parameter to specify the underlying type, as shown in Listing <text:variable-get text:name="chapter" office:value-type="float" style:data-style-name="N0">49</text:variable-get>-<text:reference-ref text:reference-format="text" text:ref-name="fixed_code">8</text:reference-ref>.</text:p>
      <text:p text:style-name="Code_20_Caption"><text:hidden-text text:condition="ooow:" text:string-value=".func" text:is-hidden="true"/>Listing <text:variable-get text:name="chapter" office:value-type="float" style:data-style-name="N0">49</text:variable-get>-<text:reference-mark-start text:name="fixed_code"/><text:sequence text:ref-name="refText0" text:name="Text" text:formula="ooow:Text+1" style:num-format="1">8</text:sequence><text:reference-mark-end text:name="fixed_code"/>. Changing <text:span text:style-name="Code_20_Inline">fixed</text:span> from a class to a class template</text:p>
      <text:p text:style-name="Code_20_First">template&lt;class T, int N&gt;</text:p>
      <text:p text:style-name="Code"><text:soft-page-break/>class fixed</text:p>
      <text:p text:style-name="Code">{</text:p>
      <text:p text:style-name="Code">public:</text:p>
      <text:p text:style-name="Code"><text:s text:c="4"/>typedef T value_type;</text:p>
      <text:p text:style-name="Code"><text:s text:c="4"/>static const T places = N;</text:p>
      <text:p text:style-name="Code"><text:s text:c="4"/>static const T places10;</text:p>
      <text:p text:style-name="Code"><text:s text:c="4"/>fixed();</text:p>
      <text:p text:style-name="Code"><text:s text:c="4"/>fixed(T const&amp; integer, T const&amp; fraction);</text:p>
      <text:p text:style-name="Code"><text:s text:c="4"/>fixed&amp; operator=(fixed const&amp; rhs);</text:p>
      <text:p text:style-name="Code"><text:s text:c="4"/>fixed&amp; operator+=(fixed const&amp; rhs);</text:p>
      <text:p text:style-name="Code"><text:s text:c="4"/>fixed&amp; operator*=(fixed const&amp; rhs);</text:p>
      <text:p text:style-name="Code"><text:s text:c="4"/>// and so on...</text:p>
      <text:p text:style-name="Code">private:</text:p>
      <text:p text:style-name="Code"><text:s text:c="4"/>T value_; // scaled to N decimal places</text:p>
      <text:p text:style-name="Code">};</text:p>
      <text:p text:style-name="Code"/>
      <text:p text:style-name="Code">template&lt;class T, int N&gt;</text:p>
      <text:p text:style-name="Code">bool operator==(fixed&lt;T,N&gt; const&amp; a, fixed&lt;T,N&gt; const&amp; b);</text:p>
      <text:p text:style-name="Code">template&lt;class T, int N&gt;</text:p>
      <text:p text:style-name="Code">fixed&lt;T,N&gt; operator+(fixed&lt;T,N&gt; const&amp; a, fixed&lt;T,N&gt; const&amp; b);</text:p>
      <text:p text:style-name="Code">template&lt;class T, int N&gt;</text:p>
      <text:p text:style-name="Code">fixed&lt;T,N&gt; operator*(fixed&lt;T,N&gt; const&amp; a, fixed&lt;T,N&gt; const&amp; b);</text:p>
      <text:p text:style-name="Code_20_Last">// and so on...</text:p>
      <text:p text:style-name="Body_20_Text_20_Cont">The key challenge in converting the <text:span text:style-name="Code_20_Inline">fixed</text:span> class to a class template is defining <text:span text:style-name="Code_20_Inline">places10</text:span>. Defining places10 as a compile-time constant requires template trickery that is beyond what I’ve covered so far. A simpler approach is to initialize <text:span text:style-name="Code_20_Inline">places10</text:span> in <text:span text:style-name="T2">fixed.cpp</text:span>:</text:p>
      <text:p text:style-name="Code_20_First">template&lt;class T, int N&gt;</text:p>
      <text:p text:style-name="Code_20_Last">T fixed&lt;T, N&gt;::places10 = static_cast&lt;T&gt;(std::pow(10.0, N));</text:p>
      <text:p text:style-name="Body_20_Text_20_Cont">Otherwise, the conversion is mostly mechanical: adding template headers and changing the name <text:span text:style-name="Code_20_Inline">fixed</text:span> to <text:span text:style-name="Code_20_Inline">fixed&lt;T,</text:span> <text:span text:style-name="Code_20_Inline">N&gt;</text:span>.</text:p>
      <text:p text:style-name="Body_20_Text">Suppose you have an application that instantiates <text:span text:style-name="Code_20_Inline">fixed&lt;long,</text:span> <text:span text:style-name="Code_20_Inline">0&gt;</text:span>. This degenerate case is no different from a plain <text:span text:style-name="Code_20_Inline">long</text:span>, but with overhead for managing <text:span text:style-name="Code_20_Inline">places10</text:span>, even though the value of <text:span text:style-name="Code_20_Inline">places10</text:span> is <text:span text:style-name="Code_20_Inline">1</text:span>. Suppose further that performance measurements of your application reveal that this overhead has a measurable impact on the overall performance of the application. Therefore, you decide to use partial specialization for the case of <text:span text:style-name="Code_20_Inline">fixed&lt;T,</text:span> <text:span text:style-name="Code_20_Inline">0&gt;</text:span>. Use a partial specialization so the template still takes a template argument for the underlying type.</text:p>
      <text:p text:style-name="Body_20_Text">You might wonder why the application programmer doesn’t simply replace <text:span text:style-name="Code_20_Inline">fixed&lt;long,</text:span> <text:span text:style-name="Code_20_Inline">0&gt;</text:span> with plain <text:span text:style-name="Code_20_Inline">long</text:span>. In some cases, that is the correct solution. Other times, however, the use of <text:span text:style-name="Code_20_Inline">fixed&lt;long,</text:span> <text:span text:style-name="Code_20_Inline">0&gt;</text:span> might be buried inside another template. The issue becomes, therefore, one of which template to specialize. For the sake of this exploration, we are specializing <text:span text:style-name="Code_20_Inline">fixed</text:span>.</text:p>
      <text:p text:style-name="Body_20_Text">Remember that any specialization must provide a full implementation. You don’t need to specialize the free functions, too. By specializing the fixed class template, we get the performance boost we need. Listing <text:variable-get text:name="chapter" office:value-type="float" style:data-style-name="N0">49</text:variable-get>-<text:reference-ref text:reference-format="text" text:ref-name="fixed_t_0_code">9</text:reference-ref> shows the partial specialization of <text:span text:style-name="Code_20_Inline">fixed</text:span>.</text:p>
      <text:p text:style-name="Code_20_Caption"><text:hidden-text text:condition="ooow:" text:string-value=".func" text:is-hidden="true"/>Listing <text:variable-get text:name="chapter" office:value-type="float" style:data-style-name="N0">49</text:variable-get>-<text:reference-mark-start text:name="fixed_t_0_code"/><text:sequence text:ref-name="refText1" text:name="Text" text:formula="ooow:Text+1" style:num-format="1">9</text:sequence><text:reference-mark-end text:name="fixed_t_0_code"/>. Specializing <text:span text:style-name="Code_20_Inline">fixed</text:span> for <text:span text:style-name="Code_20_Inline">N</text:span> <text:span text:style-name="Code_20_Inline">==</text:span> <text:span text:style-name="Code_20_Inline">0</text:span></text:p>
      <text:p text:style-name="Code_20_Bold">template&lt;class T&gt;</text:p>
      <text:p text:style-name="Code_20_Bold">class fixed&lt;T, 0&gt;</text:p>
      <text:p text:style-name="Code">{</text:p>
      <text:p text:style-name="Code">public:</text:p>
      <text:p text:style-name="Code"><text:soft-page-break/><text:s text:c="4"/>typedef T value_type;</text:p>
      <text:p text:style-name="Code"><text:s text:c="4"/>static const T places = 0;</text:p>
      <text:p text:style-name="Code"><text:s text:c="4"/>static const T places10 = 1;</text:p>
      <text:p text:style-name="Code"><text:s text:c="4"/>fixed() : value_() {}</text:p>
      <text:p text:style-name="Code"><text:s text:c="4"/>fixed(T const&amp; integer, T const&amp;) : value_(integer) {}</text:p>
      <text:p text:style-name="Code"><text:s text:c="4"/>fixed&amp; operator=(fixed const&amp; rhs) { value_ = rhs; }</text:p>
      <text:p text:style-name="Code"><text:s text:c="4"/>fixed&amp; operator+=(fixed const&amp; rhs) { value_ += rhs; }</text:p>
      <text:p text:style-name="Code"><text:s text:c="4"/>fixed&amp; operator*=(fixed const&amp; rhs) { value_ *= rhs; }</text:p>
      <text:p text:style-name="Code"><text:s text:c="4"/>// and so on...</text:p>
      <text:p text:style-name="Code">private:</text:p>
      <text:p text:style-name="Code"><text:s text:c="4"/>T value_; // no need for scaling</text:p>
      <text:p text:style-name="Code_20_Last">};<text:change-end text:change-id="ct140587544"/><text:change-start text:change-id="ct152120624"/></text:p>
      <text:p text:style-name="Body_20_Text">The next exploration introduces a language feature that helps you manage your custom types: namespaces.<text:change-end text:change-id="ct152120624"/><text:change-start text:change-id="ct150332632"/></text:p>
      <text:p text:style-name="Body_20_Text_20_Cont"><text:change-end text:change-id="ct150332632"/><text:change text:change-id="ct150684552"/><text:change text:change-id="ct140540544"/><text:change text:change-id="ct1517023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Exploration 49 - Partial Specialization</dc:title>
    <dc:subject>Exploring C++</dc:subject>
    <meta:initial-creator>Ray Lischner</meta:initial-creator>
    <meta:creation-date>2006-03-30T10:01:31</meta:creation-date>
    <dc:creator>Ray Lischner</dc:creator>
    <dc:date>2008-09-14T10:57:44</dc:date>
    <meta:editing-cycles>62</meta:editing-cycles>
    <meta:editing-duration>P7DT10H32M29S</meta:editing-duration>
    <meta:user-defined meta:name="codex-configfile">apress-cpp-dox.xml</meta:user-defined>
    <meta:user-defined meta:name="codex-chapter-number">49</meta:user-defined>
    <meta:user-defined meta:name="codex-doxygen"/>
    <meta:user-defined meta:name="Info 4"/>
    <meta:document-statistic meta:table-count="0" meta:image-count="0" meta:object-count="0" meta:page-count="11" meta:paragraph-count="319" meta:word-count="3648" meta:character-count="21985"/>
  </office:meta>
</office:document-meta>
</file>